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9403in" table:align="margins"/>
    </style:style>
    <style:style style:name="Table1.A" style:family="table-column">
      <style:table-column-properties style:column-width="0.7375in" style:rel-column-width="6086*"/>
    </style:style>
    <style:style style:name="Table1.B" style:family="table-column">
      <style:table-column-properties style:column-width="5.4069in" style:rel-column-width="44626*"/>
    </style:style>
    <style:style style:name="Table1.C" style:family="table-column">
      <style:table-column-properties style:column-width="1.616in" style:rel-column-width="13337*"/>
    </style:style>
    <style:style style:name="Table1.D" style:family="table-column">
      <style:table-column-properties style:column-width="0.1799in" style:rel-column-width="1486*"/>
    </style:style>
    <style:style style:name="Table1.1" style:family="table-row">
      <style:table-row-properties style:min-row-height="0.4688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118in"/>
    </style:style>
    <style:style style:name="Table1.3" style:family="table-row">
      <style:table-row-properties style:min-row-height="0.1965in"/>
    </style:style>
    <style:style style:name="Table1.C3" style:family="table-cell" style:data-style-name="N4">
      <style:table-cell-properties fo:padding="0.0382in" fo:border="none"/>
    </style:style>
    <style:style style:name="Table1.4" style:family="table-row">
      <style:table-row-properties style:min-row-height="0.8479in"/>
    </style:style>
    <style:style style:name="Table2" style:family="table">
      <style:table-properties style:width="7.009in" fo:margin-left="0.5014in" table:align="left"/>
    </style:style>
    <style:style style:name="Table2.A" style:family="table-column">
      <style:table-column-properties style:column-width="0.9826in"/>
    </style:style>
    <style:style style:name="Table2.B" style:family="table-column">
      <style:table-column-properties style:column-width="1.0188in"/>
    </style:style>
    <style:style style:name="Table2.C" style:family="table-column">
      <style:table-column-properties style:column-width="2.1875in"/>
    </style:style>
    <style:style style:name="Table2.D" style:family="table-column">
      <style:table-column-properties style:column-width="0.9972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8854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text-properties style:font-name="Courier 10 Pitch" fo:font-size="9pt" officeooo:rsid="002a7ef1" officeooo:paragraph-rsid="002a7ef1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officeooo:rsid="00493b55" officeooo:paragraph-rsid="001ccb19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1ccb19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8pt" officeooo:rsid="004e4e1d" officeooo:paragraph-rsid="004e4e1d" style:font-size-asian="8pt" style:font-size-complex="8pt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4d966c" officeooo:paragraph-rsid="004d966c" style:font-size-asian="8pt" style:font-size-complex="8pt"/>
    </style:style>
    <style:style style:name="P10" style:family="paragraph" style:parent-style-name="Table_20_Contents">
      <style:text-properties style:font-name="Verdana" fo:font-size="8pt" officeooo:rsid="004e4e1d" officeooo:paragraph-rsid="004e4e1d" style:font-size-asian="8pt" style:font-size-complex="8pt"/>
    </style:style>
    <style:style style:name="P11" style:family="paragraph" style:parent-style-name="Table_20_Contents">
      <style:text-properties style:font-name="Verdana" fo:font-size="8pt" officeooo:rsid="00516629" officeooo:paragraph-rsid="00516629" style:font-size-asian="8pt" style:font-size-complex="8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14" style:family="paragraph" style:parent-style-name="Standard">
      <style:text-properties style:font-name="Verdana" fo:font-size="9pt" officeooo:paragraph-rsid="00099a12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ourier 10 Pitch" fo:font-size="9pt" officeooo:paragraph-rsid="000b661b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9pt" officeooo:paragraph-rsid="000e6037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ourier 10 Pitch" fo:font-size="9pt" officeooo:paragraph-rsid="0043239a" style:font-size-asian="9pt" style:font-size-complex="9pt"/>
    </style:style>
    <style:style style:name="P18" style:family="paragraph" style:parent-style-name="Standard">
      <style:text-properties style:font-name="Courier 10 Pitch" fo:font-size="9pt" officeooo:paragraph-rsid="000b661b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9pt" officeooo:paragraph-rsid="000b661b" style:font-size-asian="9pt" style:font-size-complex="9pt"/>
    </style:style>
    <style:style style:name="P20" style:family="paragraph" style:parent-style-name="Standard">
      <style:text-properties style:font-name="Courier 10 Pitch" fo:font-size="8pt" officeooo:paragraph-rsid="00099a12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8pt" officeooo:paragraph-rsid="001ccb19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8pt" officeooo:paragraph-rsid="004d966c" style:font-size-asian="8pt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Courier 10 Pitch" fo:font-size="8pt" officeooo:paragraph-rsid="004d966c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style:font-name="Courier 10 Pitch" fo:font-size="8pt" officeooo:paragraph-rsid="004c66d0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493b55" officeooo:paragraph-rsid="00348b90" style:font-size-asian="9pt" style:font-size-complex="9pt"/>
    </style:style>
    <style:style style:name="T1" style:family="text">
      <style:text-properties officeooo:rsid="002971ed"/>
    </style:style>
    <style:style style:name="T2" style:family="text">
      <style:text-properties style:font-name="Verdana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6"><text:placeholder text:placeholder-type="text">&lt;o.payment_date&gt;</text:placeholder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</table:table-row>
        <table:table-row table:style-name="Table1.3">
          <table:table-cell table:style-name="Table1.A1" table:number-columns-spanned="2" office:value-type="string">
            <text:p text:style-name="P16"><text:placeholder text:placeholder-type="text">&lt;'*' * (80 - len(o.check_amount_in_words)) + o.check_amount_in_words.upper()&gt;</text:placeholder></text:p>
          </table:table-cell>
          <table:covered-table-cell/>
          <table:table-cell table:style-name="Table1.C3" office:value-type="float" office:value="0">
            <text:p text:style-name="P17"><text:placeholder text:placeholder-type="text">&lt;o.amount&gt;</text:placeholder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><text:placeholder text:placeholder-type="text">&lt;o.partner_id.display_name&gt;</text:placeholder></text:p>
            <text:p text:style-name="P18"><text:placeholder text:placeholder-type="text">&lt;o.partner_id.street&gt;</text:placeholder></text:p>
            <text:p text:style-name="P19"><text:placeholder text:placeholder-type="text">&lt;o.partner_id.city&gt;</text:placeholder>, <text:placeholder text:placeholder-type="text">&lt;o.partner_id.state_id.code&gt;</text:placeholder>, <text:placeholder text:placeholder-type="text">&lt;o.partner_id.zip&gt;</text:placeholder>, <text:placeholder text:placeholder-type="text">&lt;o.partner_id.country_id.name&gt;</text:placeholder></text:p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13"/>
      <text:p text:style-name="P13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<text:span text:style-name="T2">Due</text:span> <text:span text:style-name="T2">Date</text:span></text:p>
          </table:table-cell>
          <table:table-cell table:style-name="Table2.A1" office:value-type="string">
            <text:p text:style-name="P10">Invoice Number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9">Total</text:p>
          </table:table-cell>
          <table:table-cell table:style-name="Table2.A1" office:value-type="string">
            <text:p text:style-name="P9">Paid</text:p>
          </table:table-cell>
          <table:table-cell table:style-name="Table2.A1" office:value-type="string">
            <text:p text:style-name="P9">Residual</text:p>
          </table:table-cell>
        </table:table-row>
        <table:table-row>
          <table:table-cell table:style-name="Table2.A1" office:value-type="string">
            <text:p text:style-name="P6"><text:text-input text:description="&lt;for each=&quot;line in o.get_aeroo_check_stub_lines()&quot;&gt;">For each line</text:text-inpu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21"><text:placeholder text:placeholder-type="text">&lt;format_date(line['invoice'].date_due, 'dd MMMM yyyy')&gt;</text:placeholder></text:p>
          </table:table-cell>
          <table:table-cell table:style-name="Table2.A1" office:value-type="string">
            <text:p text:style-name="P22"><text:placeholder text:placeholder-type="text">&lt;line['invoice'].reference or ''&gt;</text:placeholder></text:p>
          </table:table-cell>
          <table:table-cell table:style-name="Table2.A1" office:value-type="string">
            <text:p text:style-name="P22"><text:placeholder text:placeholder-type="text">&lt;line['invoice'].name or ''&gt;</text:placeholder></text:p>
          </table:table-cell>
          <table:table-cell table:style-name="Table2.A1" office:value-type="string">
            <text:p text:style-name="P23"><text:placeholder text:placeholder-type="text">&lt;format_currency(line['amount_total'], line['currency'], '#,##0.00 ¤¤')&gt;</text:placeholder></text:p>
          </table:table-cell>
          <table:table-cell table:style-name="Table2.A1" office:value-type="string">
            <text:p text:style-name="P23"><text:placeholder text:placeholder-type="text">&lt;format_currency(line['amount_paid'], line['currency'], '#,##0.00 ¤¤')&gt;</text:placeholder></text:p>
          </table:table-cell>
          <table:table-cell table:style-name="Table2.A1" office:value-type="string">
            <text:p text:style-name="P24"><text:placeholder text:placeholder-type="text">&lt;format_currency(line['amount_residual'], line['currency'], '#,##0.00 ¤¤')&gt;</text:placeholder></text:p>
          </table:table-cell>
        </table:table-row>
        <table:table-row>
          <table:table-cell table:style-name="Table2.A1" office:value-type="string">
            <text:p text:style-name="P5"><text:text-input text:description="&lt;/for&gt;">End for</text:text-inpu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701in" style:type="center"/>
          <style:tab-stop style:position="7.9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971ed"/>
    </style:style>
    <style:page-layout style:name="Mpm1">
      <style:page-layout-properties fo:page-width="8.5in" fo:page-height="11in" style:num-format="1" style:print-orientation="portrait" fo:margin-top="0.0043in" fo:margin-bottom="0in" fo:margin-left="0.2799in" fo:margin-right="0.2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if test=&quot;o.check_number&quot;&gt;">If Check Number</text:text-input></text:span><text:span text:style-name="MT1">No de chèque: </text:span><text:span text:style-name="MT1"><text:placeholder text:placeholder-type="text">&lt;o.check_number&gt;</text:placeholder></text:span><text:span text:style-name="MT1"><text:text-input text:description="&lt;/if&gt;">End If</text:text-input></text:span><text:span text:style-name="MT1"><text:s text:c="3"/></text:span></text:p>
        <text:p text:style-name="MP2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0:04:06.959346984</meta:creation-date>
    <dc:date>2018-10-10T08:54:45.020068865</dc:date>
    <meta:editing-duration>PT3H40M40S</meta:editing-duration>
    <meta:editing-cycles>61</meta:editing-cycles>
    <meta:generator>LibreOffice/6.0.3.2$Linux_X86_64 LibreOffice_project/00m0$Build-2</meta:generator>
    <meta:document-statistic meta:table-count="2" meta:image-count="0" meta:object-count="0" meta:page-count="1" meta:paragraph-count="21" meta:word-count="67" meta:character-count="718" meta:non-whitespace-character-count="679"/>
  </office:meta>
</office:document-meta>
</file>